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f7361"/>
    </style:style>
    <style:style style:name="P2" style:family="paragraph" style:parent-style-name="Heading_20_1">
      <style:paragraph-properties fo:text-align="center" style:justify-single-word="false"/>
      <style:text-properties officeooo:paragraph-rsid="000f7361"/>
    </style:style>
    <style:style style:name="P3" style:family="paragraph" style:parent-style-name="Standard">
      <style:text-properties officeooo:paragraph-rsid="000f7361"/>
    </style:style>
    <style:style style:name="P4" style:family="paragraph" style:parent-style-name="Text_20_body">
      <style:paragraph-properties fo:text-align="start" style:justify-single-word="false"/>
      <style:text-properties officeooo:paragraph-rsid="000f7361"/>
    </style:style>
    <style:style style:name="T1" style:family="text">
      <style:text-properties officeooo:rsid="000c7086"/>
    </style:style>
    <style:style style:name="T2" style:family="text">
      <style:text-properties officeooo:rsid="00109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lkka Lehikoinen</text:span></text:p>
      <text:p text:style-name="P3"><text:span text:style-name="T1">013787637</text:span></text:p>
      <text:p text:style-name="P3"><text:span text:style-name="T1"/></text:p>
      <text:p text:style-name="P3"><text:span text:style-name="T1">Aineopintojenharjoitustyö:</text:span></text:p>
      <text:p text:style-name="P3"><text:span text:style-name="T1">Tietorakenteet ja algoritmit</text:span></text:p>
      <text:p text:style-name="P3"/>
      <text:p text:style-name="P3"/>
      <text:p text:style-name="P3"/>
      <text:h text:style-name="P2" text:outline-level="1"><text:span text:style-name="T1">Verkon vahvasti yhtenäiset komponentit</text:span></text:h>
      <text:h text:style-name="P1" text:outline-level="2"><text:span text:style-name="T1">T</text:span><text:span text:style-name="T2">oteutus</text:span><text:span text:style-name="T1">dokumentti</text:span></text:h>
      <text:p text:style-name="P4"><text:span text:style-name="T1"/></text:p>
      <text:p text:style-name="Standard"/>
      <text:p text:style-name="Standard">Toteutusdokumentti</text:p>
      <text:p text:style-name="Standard">Ohjelman yleisrakenne</text:p>
      <text:p text:style-name="Standard">Saavutetut aika- ja tilavaativuudet (m.m. O-analyysi pseudokoodista)</text:p>
      <text:p text:style-name="Standard">Suorituskyky- ja O-analyysivertailu (mikäli työ vertailupainotteinen)</text:p>
      <text:p text:style-name="Standard">Työn mahdolliset puutteet ja parannusehdotukset</text:p>
      <text:p text:style-name="Standard">Lähte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1:45:41</meta:creation-date>
    <dc:date>2013-05-22T15:42:43</dc:date>
    <meta:editing-duration>PT11S</meta:editing-duration>
    <meta:editing-cycles>3</meta:editing-cycles>
    <meta:generator>LibreOffice/3.6$Linux_x86 LibreOffice_project/360m1$Build-2</meta:generator>
    <meta:document-statistic meta:table-count="0" meta:image-count="0" meta:object-count="0" meta:page-count="1" meta:paragraph-count="12" meta:word-count="34" meta:character-count="365" meta:non-whitespace-character-count="365"/>
  </office:meta>
</office:document-meta>
</file>